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069c9f" officeooo:paragraph-rsid="00069c9f"/>
    </style:style>
    <style:style style:name="P2" style:family="paragraph" style:parent-style-name="Preformatted_20_Text">
      <style:paragraph-properties fo:text-align="start" style:justify-single-word="false"/>
      <style:text-properties officeooo:rsid="00069c9f" officeooo:paragraph-rsid="0008b974"/>
    </style:style>
    <style:style style:name="P3" style:family="paragraph" style:parent-style-name="Preformatted_20_Text">
      <style:paragraph-properties fo:text-align="start" style:justify-single-word="false"/>
      <style:text-properties officeooo:rsid="00079307" officeooo:paragraph-rsid="00079307"/>
    </style:style>
    <style:style style:name="P4" style:family="paragraph" style:parent-style-name="Preformatted_20_Text">
      <style:paragraph-properties fo:text-align="start" style:justify-single-word="false"/>
    </style:style>
    <style:style style:name="P5" style:family="paragraph" style:parent-style-name="Preformatted_20_Text">
      <style:paragraph-properties fo:text-align="start" style:justify-single-word="false"/>
      <style:text-properties officeooo:rsid="0009cbbc" officeooo:paragraph-rsid="0009cbbc"/>
    </style:style>
    <style:style style:name="P6" style:family="paragraph" style:parent-style-name="Preformatted_20_Text">
      <style:paragraph-properties fo:text-align="start" style:justify-single-word="false"/>
      <style:text-properties officeooo:rsid="000b6db6" officeooo:paragraph-rsid="000b6db6"/>
    </style:style>
    <style:style style:name="T1" style:family="text">
      <style:text-properties officeooo:rsid="00031099"/>
    </style:style>
    <style:style style:name="T2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031099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04c2a4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0b6db6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fo:font-weight="normal" officeooo:rsid="0008b974" style:font-name-asian="Noto Sans Mono CJK SC" style:font-size-asian="10pt" style:font-weight-asian="normal" style:font-name-complex="Liberation Mono" style:font-size-complex="10pt" style:font-weight-complex="normal"/>
    </style:style>
    <style:style style:name="T7" style:family="text">
      <style:text-properties officeooo:rsid="0004c2a4"/>
    </style:style>
    <style:style style:name="T8" style:family="text">
      <style:text-properties officeooo:rsid="0008b974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8b974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S UNIDAD 1</text:p>
      <text:p text:style-name="P4"/>
      <text:p text:style-name="P4">3. Una de las metas del objetivo del desarrollo sostenible nº3 es sobre las drogas y el alcohol. Indica los diferentes aspectos perjudiciales que crees que pueden tener las llamadas drogas letales como el alcohol y el tabaco.</text:p>
      <text:p text:style-name="P4"/>
      <text:p text:style-name="P4"/>
      <text:p text:style-name="P4">- a la hora de conducir, un mayor riesgo de accidente.</text:p>
      <text:p text:style-name="P4">- socialmente no eres 100% funcional</text:p>
      <text:p text:style-name="P4">- posibilidad de agresividad y conductas imprudentes o temerarias</text:p>
      <text:p text:style-name="P4"/>
      <text:p text:style-name="P4"/>
      <text:p text:style-name="P4"/>
      <text:p text:style-name="P4">4. Uno de los ODS que tienen más impacto en el futuro de las personas es el de poder disfrutar de una enseñanza de calidad. Como alumna/o integrante del sistema educativo, ¿consideras que recibes una enseñanza de calidad? ¿Qué características crees que debería tener para que así fuera? ¿Cómo podrías contribuir a la consecución de este objetivo?</text:p>
      <text:p text:style-name="P4"/>
      <text:p text:style-name="P4"/>
      <text:p text:style-name="P4">- Aunque siempre es mejorable, si considero que recivo una enseñanza de calidad, dado que tengo muchos cursos a los cuales acceder, facilidades para ello como becas y personas docentes competentes.</text:p>
      <text:p text:style-name="P4">Se podría mejorar por ejemplo con más cantidad monetaria en las becas o más variedad cursos a los que acceder.</text:p>
      <text:p text:style-name="P4"/>
      <text:p text:style-name="P4"/>
      <text:p text:style-name="P4"/>
      <text:p text:style-name="P4">5. Dentro de los objetivos de desarrollo sostenible, se hace mención a la capacidad de resiliencia que deben tener, entre otros, las ciudades. Contesta a las siguientes cuestiones:</text:p>
      <text:p text:style-name="P4">a. ¿Cuál es el significado de resiliencia?</text:p>
      <text:p text:style-name="P4">b. ¿Qué cualidades crees que precisa una ciudad para ser resiliente?</text:p>
      <text:p text:style-name="P4"/>
      <text:p text:style-name="P4"/>
      <text:p text:style-name="P5">a.</text:p>
      <text:p text:style-name="P5">La <text:span text:style-name="Strong_20_Emphasis"><text:span text:style-name="T9">resiliencia</text:span></text:span> es la capacidad de un individuo, comunidad, sistema o entidad para <text:span text:style-name="Strong_20_Emphasis"><text:span text:style-name="T9">recuperarse</text:span></text:span> rápidamente de situaciones adversas, adaptarse a cambios o superar dificultades.</text:p>
      <text:p text:style-name="P5"/>
      <text:p text:style-name="P5">b.</text:p>
      <text:p text:style-name="P5">- infraestructura resistente</text:p>
      <text:p text:style-name="P5">- sostenibilidad ambiental</text:p>
      <text:p text:style-name="P5">- diversificaci<text:span text:style-name="T2">ón economica</text:span></text:p>
      <text:p text:style-name="P5"><text:span text:style-name="T2">- capacidad de gobernanza y planificación participativa</text:span></text:p>
      <text:p text:style-name="P5"><text:span text:style-name="T2">- participación comunitaria</text:span></text:p>
      <text:p text:style-name="P5"><text:span text:style-name="T2">- inclusión</text:span></text:p>
      <text:p text:style-name="P5"><text:span text:style-name="T2">- salud pública</text:span></text:p>
      <text:p text:style-name="P4"/>
      <text:p text:style-name="P4"/>
      <text:p text:style-name="P4"/>
      <text:p text:style-name="P4">7. Clasifica las siguientes acciones, según las puedas llevar a cabo en tu propia casa o fuera de ella, y relaciónalas con algún ODS de los estudiados:</text:p>
      <text:p text:style-name="P4"/>
      <text:p text:style-name="P4">a. Tomar duchas cortas y no utilizar las bañeras para el aseo diario.</text:p>
      <text:p text:style-name="P4">- <text:span text:style-name="T1">12. Producci</text:span><text:span text:style-name="T3">ón y consumo resposable</text:span></text:p>
      <text:p text:style-name="P4"/>
      <text:p text:style-name="P4">b. Desplazarse en bicicleta, andando o en transporte público, evitando utilizar vehículos a motor.</text:p>
      <text:p text:style-name="P4">- <text:span text:style-name="T1">11. </text:span><text:span text:style-name="T3">Ciudades y comunidades sostenibles</text:span></text:p>
      <text:p text:style-name="P4"/>
      <text:p text:style-name="P4">c. Apagar las luces cuando se utilicen dispositivos electrónicos luminosos.</text:p>
      <text:p text:style-name="P4">- <text:span text:style-name="T1">7. Energ</text:span><text:span text:style-name="T3">ía asequible y no contaminante</text:span></text:p>
      <text:p text:style-name="P4"/>
      <text:p text:style-name="P4"><text:soft-page-break/>d. Intentar generar menos basura y evitar que los desperdicios acaben en el mar o en el monte.</text:p>
      <text:p text:style-name="P4">- <text:span text:style-name="T7">13. Acci</text:span><text:span text:style-name="T4">ón por el clima, </text:span><text:span text:style-name="T7">14. Vida submarina y 15. Vida de ecosistemas terrestres</text:span></text:p>
      <text:p text:style-name="P4"/>
      <text:p text:style-name="P4"/>
      <text:p text:style-name="P4"/>
      <text:p text:style-name="P1">11.A través de las finanzas éticas, las entidades financieras pretenden ofrecer</text:p>
      <text:p text:style-name="P1">servicios bancarios justos y sostenibles. Busca en internet alguna entidad financiera</text:p>
      <text:p text:style-name="P1">que esté dentro de la llamada banca ética y responde a las siguientes cuestiones:</text:p>
      <text:p text:style-name="P1">(Apartado 4.2).</text:p>
      <text:p text:style-name="P1">a. ¿Qué servicios ofrecen a los particulares?</text:p>
      <text:p text:style-name="P1">b. ¿Cómo contribuyen a la consecución de los ODS?</text:p>
      <text:p text:style-name="P1"/>
      <text:p text:style-name="P3">Entidad financiera: Fiare Banca Etica</text:p>
      <text:p text:style-name="P3"/>
      <text:p text:style-name="P3">a.</text:p>
      <text:p text:style-name="P3">- cuentas corrientes</text:p>
      <text:p text:style-name="P3">- cuentas ahorro</text:p>
      <text:p text:style-name="P3">- pr<text:span text:style-name="T2">éstamos personales</text:span></text:p>
      <text:p text:style-name="P3"><text:span text:style-name="T2">- hipotecas</text:span></text:p>
      <text:p text:style-name="P3"><text:span text:style-name="T2">- tarjetas de débito y crédito</text:span></text:p>
      <text:p text:style-name="P3"><text:span text:style-name="T2">- inversiones éticas</text:span></text:p>
      <text:p text:style-name="P3"><text:span text:style-name="T2">- seguros éticos</text:span></text:p>
      <text:p text:style-name="P3"><text:span text:style-name="T2"/></text:p>
      <text:p text:style-name="P3"><text:span text:style-name="T2">b.</text:span></text:p>
      <text:p text:style-name="P3"><text:span text:style-name="T2">- fin de la pobreza</text:span></text:p>
      <text:p text:style-name="P3"><text:span text:style-name="T2">- energía asequible y no contaminante</text:span></text:p>
      <text:p text:style-name="P3"><text:span text:style-name="T2">- trabajo decente y crecimiento económico</text:span></text:p>
      <text:p text:style-name="P3"><text:span text:style-name="T2">- reducción de las desigualdades</text:span></text:p>
      <text:p text:style-name="P3"><text:span text:style-name="T2">- producción y consumo responsable</text:span></text:p>
      <text:p text:style-name="P3"><text:span text:style-name="T2">- acción por el clima</text:span></text:p>
      <text:p text:style-name="P3"><text:span text:style-name="T2">- paz, justicia e instituciones sólidas</text:span></text:p>
      <text:p text:style-name="P3"><text:span text:style-name="T2">- alianzas para lograr los objetivos</text:span></text:p>
      <text:p text:style-name="P3"><text:span text:style-name="T2"/></text:p>
      <text:p text:style-name="P3"><text:span text:style-name="T2"/></text:p>
      <text:p text:style-name="P1"/>
      <text:p text:style-name="P1">15.La integración de la sostenibilidad y los criterios ASG dentro de la estrategia central</text:p>
      <text:p text:style-name="P1">de negocio es hoy en día un aspecto muy relevante para las organizaciones</text:p>
      <text:p text:style-name="P1">empresariales, tal y como pone de manifiesto el informe Approaching the Future</text:p>
      <text:p text:style-name="P1">2023. Con la información que se te presenta, contesta a las siguientes cuestiones:</text:p>
      <text:p text:style-name="P1">a. ¿Por qué motivos las empresas consideran tan relevantes la sostenibilidad y</text:p>
      <text:p text:style-name="P1">los criterios ASG?</text:p>
      <text:p text:style-name="P1">b. Dentro del nivel de relevancia 2, ¿a qué tendencia le das personal y</text:p>
      <text:p text:style-name="P1">profesionalmente más valor? Señala las razones.</text:p>
      <text:p text:style-name="P1">c. ¿A qué crees que se debe la relativa poca importancia que tiene la</text:p>
      <text:p text:style-name="P1">emergencia climática para las organizaciones empresariales?</text:p>
      <text:p text:style-name="P1"/>
      <text:p text:style-name="P1"/>
      <text:p text:style-name="P5">a.</text:p>
      <text:p text:style-name="P5">- por la demande del consumidor de productos respetuosos con el medio ambiente</text:p>
      <text:p text:style-name="P5">- regulaciones y pol<text:span text:style-name="T2">íticas gubernamentales</text:span></text:p>
      <text:p text:style-name="P5"><text:span text:style-name="T2">- diferentes financiaciones y ventajas económicas para la empresa</text:span></text:p>
      <text:p text:style-name="P5"><text:span text:style-name="T2"/></text:p>
      <text:p text:style-name="P5"><text:span text:style-name="T2">b.</text:span></text:p>
      <text:p text:style-name="P5"><text:span text:style-name="T2">le daría más importancia al futuro del trabajo dado que cada vez </text:span><text:span text:style-name="T5">es más difícil conseguir un trabajo con buenas condiciones y duradero.</text:span></text:p>
      <text:p text:style-name="P5"><text:span text:style-name="T5"/></text:p>
      <text:p text:style-name="P6"><text:span text:style-name="T2">c.</text:span></text:p>
      <text:p text:style-name="P6"><text:span text:style-name="T5"/></text:p>
      <text:p text:style-name="P1"><text:soft-page-break/></text:p>
      <text:p text:style-name="P1"/>
      <text:p text:style-name="P1"/>
      <text:p text:style-name="P1">17.NIKE tiene implementado un programa integral de sostenibilidad con unos objetivos</text:p>
      <text:p text:style-name="P1">específicos para reducir su impacto ambiental. Busca información sobre esta</text:p>
      <text:p text:style-name="P1">cuestión y elabora una breve reseña sobre sus metas.</text:p>
      <text:p text:style-name="P1"/>
      <text:p text:style-name="P1">Nike <text:span text:style-name="T8">tiene </text:span>un programa integral de sostenibilidad <text:span text:style-name="T8">llamado</text:span> <text:span text:style-name="Strong_20_Emphasis"><text:span text:style-name="T9">"Move to Zero”</text:span></text:span>, que tiene como objetivo reducir su impacto ambiental y alcanzar la <text:span text:style-name="Strong_20_Emphasis"><text:span text:style-name="T9">neutralidad de carbono.</text:span></text:span></text:p>
      <text:p text:style-name="P2"><text:span text:style-name="Strong_20_Emphasis"><text:span text:style-name="T9"/></text:span></text:p>
      <text:p text:style-name="P2"><text:span text:style-name="Strong_20_Emphasis"><text:span text:style-name="T10">Metas:</text:span></text:span></text:p>
      <text:p text:style-name="P2"><text:span text:style-name="Strong_20_Emphasis"><text:span text:style-name="T10">- neutralidad en carbono</text:span></text:span></text:p>
      <text:p text:style-name="P2"><text:span text:style-name="Strong_20_Emphasis"><text:span text:style-name="T10">- uso de materiales reciclados</text:span></text:span></text:p>
      <text:p text:style-name="P2"><text:span text:style-name="Strong_20_Emphasis"><text:span text:style-name="T10">- cero residuos en vertederos</text:span></text:span></text:p>
      <text:p text:style-name="P2"><text:span text:style-name="Strong_20_Emphasis"><text:span text:style-name="T10">- innovaci</text:span></text:span><text:span text:style-name="Strong_20_Emphasis"><text:span text:style-name="T6">ón en productos sostenibles</text:span></text:span></text:p>
      <text:p text:style-name="P2"><text:span text:style-name="Strong_20_Emphasis"><text:span text:style-name="T6">- energía limpia</text:span></text:span></text:p>
      <text:p text:style-name="P2"><text:span text:style-name="Strong_20_Emphasis"><text:span text:style-name="T6">- transparencia y colaboració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7T10:40:07.066983448</dc:date>
    <meta:editing-duration>PT10M3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82" meta:word-count="757" meta:character-count="4722" meta:non-whitespace-character-count="4047"/>
  </office:meta>
</office:document-meta>
</file>